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1000001155E9901787CA5BDDC.png" manifest:media-type="image/png"/>
  <manifest:file-entry manifest:full-path="Pictures/1000000000000201000001151AF32D7693ED1C91.pdf" manifest:media-type="application/pdf"/>
  <manifest:file-entry manifest:full-path="Pictures/1000000000000201000001591EBC7B4A9A8ADD60.pdf" manifest:media-type="application/pdf"/>
  <manifest:file-entry manifest:full-path="Pictures/1000000000000201000001596EDDC976A428B2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a6c7" officeooo:paragraph-rsid="0006e945" style:font-weight-asian="bold" style:font-weight-complex="bold"/>
    </style:style>
    <style:style style:name="T1" style:family="text">
      <style:text-properties officeooo:rsid="0006e9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<text:span text:style-name="T1">8</text:span> : <text:span text:style-name="T1">Relation d’Abbe</text:span></text:p>
      <text:p text:style-name="P1"><draw:frame draw:style-name="fr1" draw:name="Image1" text:anchor-type="paragraph" svg:x="0.048cm" svg:y="0.261cm" svg:width="16.875cm" svg:height="11.349cm" draw:z-index="0"><draw:image xlink:href="Pictures/1000000000000201000001591EBC7B4A9A8ADD60.pdf" xlink:type="simple" xlink:show="embed" xlink:actuate="onLoad" loext:mime-type="application/pdf"/><draw:image xlink:href="Pictures/1000000000000201000001596EDDC976A428B20A.png" xlink:type="simple" xlink:show="embed" xlink:actuate="onLoad"/></draw:frame></text:p>
      <text:p text:style-name="P1"/>
      <text:p text:style-name="P1">Ex <text:span text:style-name="T1">9</text:span> : <text:span text:style-name="T1">Mesure algébrique et grandissement</text:span></text:p>
      <text:p text:style-name="P1"><draw:frame draw:style-name="fr1" draw:name="Image2" text:anchor-type="paragraph" svg:x="0.046cm" svg:y="0.275cm" svg:width="16.907cm" svg:height="9.128cm" draw:z-index="1"><draw:image xlink:href="Pictures/1000000000000201000001151AF32D7693ED1C91.pdf" xlink:type="simple" xlink:show="embed" xlink:actuate="onLoad" loext:mime-type="application/pdf"/><draw:image xlink:href="Pictures/1000000000000201000001155E9901787CA5BDD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0:10:22.094013507</meta:creation-date>
    <dc:date>2020-08-12T10:12:25.201414614</dc:date>
    <meta:editing-duration>PT2M3S</meta:editing-duration>
    <meta:editing-cycles>1</meta:editing-cycles>
    <meta:document-statistic meta:table-count="0" meta:image-count="2" meta:object-count="0" meta:page-count="1" meta:paragraph-count="2" meta:word-count="12" meta:character-count="63" meta:non-whitespace-character-count="53"/>
    <meta:generator>LibreOffice/6.0.7.3$Linux_X86_64 LibreOffice_project/00m0$Build-3</meta:generator>
  </office:meta>
</office:document-meta>
</file>